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2c30" officeooo:paragraph-rsid="001a2c30"/>
    </style:style>
    <style:style style:name="P2" style:family="paragraph" style:parent-style-name="Standard">
      <style:text-properties fo:font-size="16pt" fo:font-weight="bold" officeooo:rsid="001a2c30" officeooo:paragraph-rsid="001a2c30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1db4f5" officeooo:paragraph-rsid="001db4f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agregar mapeador a una aplicación Web Api</text:p>
      <text:p text:style-name="P1"/>
      <text:p text:style-name="P1">En este tutorial, se explicara la forma de agregar un mapeador a una aplicación de tipo Web Api. El mapeador es un componente que permite “transformar” un objeto de una clase X en un objeto de una clase Y</text:p>
      <text:p text:style-name="P1"/>
      <text:p text:style-name="P1">En los proyectos Web Api, existe un problema respecto a las clase del modelo. Estas clases estan pensadas para definir la persistencia en EntityFramework. Entonces, al usarla como mecanismo de comunicación entre el usuario y la aplicación, si hay relaciones complejas, producen un fallo en las APIs que impide la ejecución correcta. </text:p>
      <text:p text:style-name="P1"/>
      <text:p text:style-name="P1">Para evitar esete error, se debe usar una clase muy parecida a la del modelo como fuente de entrada, pero sin las relaciones complejas. A estas clases se las conoce como DTOs.</text:p>
      <text:p text:style-name="P1"/>
      <text:p text:style-name="P1">Entonces, en la fronter Usuaro-Api usamos los DTOs pero internamente, para poder tratar los datos usaremos las clases del modelo.</text:p>
      <text:p text:style-name="P1"/>
      <text:p text:style-name="P1">Pero como pasamos los datos del DTO al modelo (y viceversa si es necesario)?</text:p>
      <text:p text:style-name="P1"/>
      <text:p text:style-name="P1">Aca aparecen las librerias como Automapper, que permite realizar el traspaso en 1 sola sentencia, en cualquiera de los sentidos.</text:p>
      <text:p text:style-name="P1"/>
      <text:p text:style-name="P1">Automapper, pasara los datos de un objeto a otro, permitiendo seguir la logica del programa con la referencia al objeto al que adaptamos la entrada.</text:p>
      <text:p text:style-name="P1"/>
      <text:p text:style-name="P3">(continuara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0T14:47:18.345000000</meta:creation-date>
    <dc:date>2024-09-20T15:31:23.780000000</dc:date>
    <meta:editing-duration>PT23M5S</meta:editing-duration>
    <meta:editing-cycles>2</meta:editing-cycles>
    <meta:generator>LibreOffice/5.2.7.2$Windows_x86 LibreOffice_project/2b7f1e640c46ceb28adf43ee075a6e8b8439ed10</meta:generator>
    <meta:document-statistic meta:table-count="0" meta:image-count="0" meta:object-count="0" meta:page-count="1" meta:paragraph-count="9" meta:word-count="211" meta:character-count="1254" meta:non-whitespace-character-count="1051"/>
  </office:meta>
</office:document-meta>
</file>